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8" style:family="table-cell" style:parent-style-name="Default" style:data-style-name="N62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9" style:family="table-cell" style:parent-style-name="Default" style:data-style-name="N62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0" style:family="table-cell" style:parent-style-name="Default" style:data-style-name="N6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3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3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3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E4)),ISBLANK(D4)))" style:apply-style-name="cf2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3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3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3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D4)),ISBLANK(E4)))" style:apply-style-name="cf2" style:base-cell-address="Data_Sheet.E4"/>
      <style:map style:condition="is-true-formula(msoxl:AND(NOT(ISBLANK(E4)),ISBLANK(D4)))" style:apply-style-name="cf2" style:base-cell-address="Data_Sheet.D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4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4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4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4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4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4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4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5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5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G4)),ISBLANK(F4)))" style:apply-style-name="cf2" style:base-cell-address="Data_Sheet.F4"/>
      <style:map style:condition="is-true-formula(msoxl:AND(NOT(ISBLANK(E4)),ISBLANK(D4)))" style:apply-style-name="cf2" style:base-cell-address="Data_Sheet.D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5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5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5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F4)),ISBLANK(G4)))" style:apply-style-name="cf2" style:base-cell-address="Data_Sheet.G4"/>
      <style:map style:condition="is-true-formula(msoxl:AND(NOT(ISBLANK(E4)),ISBLANK(D4)))" style:apply-style-name="cf2" style:base-cell-address="Data_Sheet.D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5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5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5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5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6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6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6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6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6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6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</style:style>
    <style:style style:name="ce6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O4)),ISBLANK(N4)))" style:apply-style-name="cf2" style:base-cell-address="Data_Sheet.N4"/>
      <style:map style:condition="is-true-formula(msoxl:AND(NOT(ISBLANK(E4)),ISBLANK(D4)))" style:apply-style-name="cf2" style:base-cell-address="Data_Sheet.D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6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6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N4)),ISBLANK(O4)))" style:apply-style-name="cf2" style:base-cell-address="Data_Sheet.O4"/>
      <style:map style:condition="is-true-formula(msoxl:AND(NOT(ISBLANK(E4)),ISBLANK(D4)))" style:apply-style-name="cf2" style:base-cell-address="Data_Sheet.D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7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7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</style:style>
    <style:style style:name="ce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5)),ISBLANK(P5)))" style:apply-style-name="cf1" style:base-cell-address="Data_Sheet.P5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7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2" style:base-cell-address="Data_Sheet.R4"/>
      <style:map style:condition="is-true-formula(msoxl:AND(NOT(ISBLANK(S4)),ISBLANK(R4)))" style:apply-style-name="cf2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8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8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8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9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2" style:base-cell-address="Data_Sheet.R4"/>
      <style:map style:condition="is-true-formula(msoxl:AND(NOT(ISBLANK(R4)),ISBLANK(S4)))" style:apply-style-name="cf2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0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2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0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2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0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10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10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10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10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10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11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11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11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I4)),ISBLANK(H4)))" style:apply-style-name="cf2" style:base-cell-address="Data_Sheet.H4"/>
      <style:map style:condition="is-true-formula(msoxl:AND(NOT(ISBLANK(E4)),ISBLANK(D4)))" style:apply-style-name="cf2" style:base-cell-address="Data_Sheet.D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11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11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11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H4)),ISBLANK(I4)))" style:apply-style-name="cf2" style:base-cell-address="Data_Sheet.I4"/>
      <style:map style:condition="is-true-formula(msoxl:AND(NOT(ISBLANK(E4)),ISBLANK(D4)))" style:apply-style-name="cf2" style:base-cell-address="Data_Sheet.D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11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11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K4)),ISBLANK(J4)))" style:apply-style-name="cf2" style:base-cell-address="Data_Sheet.J4"/>
      <style:map style:condition="is-true-formula(msoxl:AND(NOT(ISBLANK(E4)),ISBLANK(D4)))" style:apply-style-name="cf2" style:base-cell-address="Data_Sheet.D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11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11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12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J4)),ISBLANK(K4)))" style:apply-style-name="cf2" style:base-cell-address="Data_Sheet.K4"/>
      <style:map style:condition="is-true-formula(msoxl:AND(NOT(ISBLANK(E4)),ISBLANK(D4)))" style:apply-style-name="cf2" style:base-cell-address="Data_Sheet.D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12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2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2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2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2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2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2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2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2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3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M4)),ISBLANK(L4)))" style:apply-style-name="cf2" style:base-cell-address="Data_Sheet.L4"/>
      <style:map style:condition="is-true-formula(msoxl:AND(NOT(ISBLANK(E4)),ISBLANK(D4)))" style:apply-style-name="cf2" style:base-cell-address="Data_Sheet.D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3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3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3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L4)),ISBLANK(M4)))" style:apply-style-name="cf2" style:base-cell-address="Data_Sheet.M4"/>
      <style:map style:condition="is-true-formula(msoxl:AND(NOT(ISBLANK(E4)),ISBLANK(D4)))" style:apply-style-name="cf2" style:base-cell-address="Data_Sheet.D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3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3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3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3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3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3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4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2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4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2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4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2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4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2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5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5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5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5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Q4)),ISBLANK(P4)))" style:apply-style-name="cf1" style:base-cell-address="Data_Sheet.P4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7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C5)),ISBLANK(AB5)))" style:apply-style-name="cf1" style:base-cell-address="Data_Sheet.AB5"/>
    </style:style>
    <style:style style:name="ce17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7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7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Y9)),ISBLANK(Z9)))" style:apply-style-name="cf1" style:base-cell-address="Data_Sheet.Z9"/>
      <style:map style:condition="is-true-formula(msoxl:AND(NOT(ISBLANK(AA9)),ISBLANK(AB9)))" style:apply-style-name="cf1" style:base-cell-address="Data_Sheet.AB9"/>
      <style:map style:condition="is-true-formula(msoxl:AND(NOT(ISBLANK(AA9)),ISBLANK(AB9)))" style:apply-style-name="cf1" style:base-cell-address="Data_Sheet.AB9"/>
      <style:map style:condition="is-true-formula(msoxl:AND(NOT(ISBLANK(AA9)),ISBLANK(AB9)))" style:apply-style-name="cf1" style:base-cell-address="Data_Sheet.AB9"/>
      <style:map style:condition="is-true-formula(msoxl:AND(NOT(ISBLANK(AA9)),ISBLANK(AB9)))" style:apply-style-name="cf1" style:base-cell-address="Data_Sheet.AB9"/>
      <style:map style:condition="is-true-formula(msoxl:AND(NOT(ISBLANK(AA9)),ISBLANK(AB9)))" style:apply-style-name="cf1" style:base-cell-address="Data_Sheet.AB9"/>
      <style:map style:condition="is-true-formula(msoxl:AND(NOT(ISBLANK(AA9)),ISBLANK(AB9)))" style:apply-style-name="cf1" style:base-cell-address="Data_Sheet.AB9"/>
      <style:map style:condition="is-true-formula(msoxl:AND(NOT(ISBLANK(AA9)),ISBLANK(AB9)))" style:apply-style-name="cf1" style:base-cell-address="Data_Sheet.AB9"/>
      <style:map style:condition="is-true-formula(msoxl:AND(NOT(ISBLANK(AA9)),ISBLANK(AB9)))" style:apply-style-name="cf1" style:base-cell-address="Data_Sheet.AB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2">
            <text:p>Organisation name</text:p>
          </table:table-cell>
          <table:table-cell office:value-type="string" table:number-columns-spanned="1" table:number-rows-spanned="3" table:content-validation-name="val2" table:style-name="ce12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2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2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3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2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3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2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2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2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2">
            <text:p>Admin officers/admin assistants</text:p>
          </table:table-cell>
          <table:covered-table-cell/>
          <table:table-cell office:value-type="string" table:number-columns-spanned="2" table:number-rows-spanned="1" table:style-name="ce12">
            <text:p>Executive Officers</text:p>
          </table:table-cell>
          <table:covered-table-cell/>
          <table:table-cell office:value-type="string" table:number-columns-spanned="2" table:number-rows-spanned="1" table:style-name="ce12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2">
            <text:p>Grade 6/7</text:p>
          </table:table-cell>
          <table:covered-table-cell/>
          <table:table-cell office:value-type="string" table:number-columns-spanned="2" table:number-rows-spanned="1" table:style-name="ce12">
            <text:p>Senior Civil Service</text:p>
          </table:table-cell>
          <table:covered-table-cell/>
          <table:table-cell office:value-type="string" table:number-columns-spanned="2" table:number-rows-spanned="1" table:style-name="ce12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2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3">
            <text:p>Interim managers</text:p>
          </table:table-cell>
          <table:covered-table-cell/>
          <table:table-cell office:value-type="string" table:number-columns-spanned="2" table:number-rows-spanned="1" table:style-name="ce13">
            <text:p>Specialist Contractors</text:p>
          </table:table-cell>
          <table:covered-table-cell/>
          <table:table-cell office:value-type="string" table:number-columns-spanned="2" table:number-rows-spanned="1" table:style-name="ce13">
            <text:p>Consultants/consultancy</text:p>
          </table:table-cell>
          <table:covered-table-cell/>
          <table:table-cell office:value-type="string" table:number-columns-spanned="2" table:number-rows-spanned="1" table:style-name="ce1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1">
            <text:p>Salary</text:p>
          </table:table-cell>
          <table:table-cell office:value-type="string" table:number-columns-spanned="1" table:number-rows-spanned="2" table:style-name="ce21">
            <text:p>Allowances</text:p>
          </table:table-cell>
          <table:table-cell office:value-type="string" table:number-columns-spanned="1" table:number-rows-spanned="2" table:style-name="ce21">
            <text:p>Non-consolidated performance payments</text:p>
          </table:table-cell>
          <table:table-cell office:value-type="string" table:number-columns-spanned="1" table:number-rows-spanned="2" table:style-name="ce21">
            <text:p>Overtime</text:p>
          </table:table-cell>
          <table:table-cell office:value-type="string" table:number-columns-spanned="1" table:number-rows-spanned="2" table:style-name="ce21">
            <text:p>Employer pension contributions</text:p>
          </table:table-cell>
          <table:table-cell office:value-type="string" table:number-columns-spanned="1" table:number-rows-spanned="2" table:style-name="ce21">
            <text:p>Employer national insurance contributions</text:p>
          </table:table-cell>
          <table:table-cell office:value-type="string" table:number-columns-spanned="1" table:number-rows-spanned="2" table:style-name="ce12">
            <text:p>Total paybill for payroll staff</text:p>
          </table:table-cell>
          <table:table-cell office:value-type="string" table:number-columns-spanned="1" table:number-rows-spanned="2" table:style-name="ce21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21">
            <text:p>Total cost of consultants/</text:p>
            <text:p>consultancy</text:p>
          </table:table-cell>
          <table:table-cell office:value-type="string" table:number-columns-spanned="1" table:number-rows-spanned="2" table:style-name="ce12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3">
            <text:p>Ministerial Department</text:p>
          </table:table-cell>
          <table:table-cell office:value-type="string" table:style-name="ce27">
            <text:p>Home Office</text:p>
          </table:table-cell>
          <table:table-cell office:value-type="float" office:value="8466" table:style-name="ce35">
            <text:p>8466</text:p>
          </table:table-cell>
          <table:table-cell office:value-type="float" office:value="7577.33" table:style-name="ce38">
            <text:p>7577</text:p>
          </table:table-cell>
          <table:table-cell office:value-type="float" office:value="11691" table:style-name="ce52">
            <text:p>11691</text:p>
          </table:table-cell>
          <table:table-cell office:value-type="float" office:value="10954.4" table:style-name="ce55">
            <text:p>10954</text:p>
          </table:table-cell>
          <table:table-cell office:value-type="float" office:value="6366" table:style-name="ce112">
            <text:p>6366</text:p>
          </table:table-cell>
          <table:table-cell office:value-type="float" office:value="6124.96" table:style-name="ce115">
            <text:p>6125</text:p>
          </table:table-cell>
          <table:table-cell office:value-type="float" office:value="1991" table:style-name="ce117">
            <text:p>1991</text:p>
          </table:table-cell>
          <table:table-cell office:value-type="float" office:value="1940.75" table:style-name="ce120">
            <text:p>1941</text:p>
          </table:table-cell>
          <table:table-cell office:value-type="float" office:value="225" table:style-name="ce130">
            <text:p>225</text:p>
          </table:table-cell>
          <table:table-cell office:value-type="float" office:value="222.41" table:style-name="ce133">
            <text:p>222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28739" table:content-validation-name="val2" table:style-name="ce72">
            <text:p>28,739</text:p>
          </table:table-cell>
          <table:table-cell office:value-type="float" office:value="26820" table:content-validation-name="val2" table:style-name="ce76">
            <text:p>26,820</text:p>
          </table:table-cell>
          <table:table-cell office:value-type="float" office:value="887" table:style-name="ce77">
            <text:p>887</text:p>
          </table:table-cell>
          <table:table-cell office:value-type="float" office:value="759.87" table:style-name="ce97">
            <text:p>760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887" table:style-name="ce162">
            <text:p>887</text:p>
          </table:table-cell>
          <table:table-cell office:value-type="float" office:value="760" table:style-name="ce164">
            <text:p>760</text:p>
          </table:table-cell>
          <table:table-cell office:value-type="float" office:value="29626" table:content-validation-name="val2" table:style-name="ce165">
            <text:p>29,626</text:p>
          </table:table-cell>
          <table:table-cell office:value-type="float" office:value="27580" table:content-validation-name="val2" table:style-name="ce163">
            <text:p>27,580</text:p>
          </table:table-cell>
          <table:table-cell office:value-type="currency" office:value="63227558.669999994" table:content-validation-name="val1" table:style-name="ce18">
            <text:p>£63,227,558.67</text:p>
          </table:table-cell>
          <table:table-cell office:value-type="currency" office:value="8994771.0000000112" table:content-validation-name="val1" table:style-name="ce18">
            <text:p>£8,994,771.00</text:p>
          </table:table-cell>
          <table:table-cell office:value-type="currency" office:value="-439414.54000000004" table:content-validation-name="val1" table:style-name="ce18">
            <text:p>-£439,414.54</text:p>
          </table:table-cell>
          <table:table-cell office:value-type="currency" office:value="680099.17999999993" table:content-validation-name="val1" table:style-name="ce18">
            <text:p>£680,099.18</text:p>
          </table:table-cell>
          <table:table-cell office:value-type="currency" office:value="15395222.82" table:content-validation-name="val1" table:style-name="ce18">
            <text:p>£15,395,222.82</text:p>
          </table:table-cell>
          <table:table-cell office:value-type="currency" office:value="5638054.3200000003" table:content-validation-name="val1" table:style-name="ce18">
            <text:p>£5,638,054.32</text:p>
          </table:table-cell>
          <table:table-cell office:value-type="currency" office:value="93496291.449999988" table:style-name="ce9">
            <text:p>£93,496,291.45</text:p>
          </table:table-cell>
          <table:table-cell office:value-type="currency" office:value="2842703.2299999995" table:content-validation-name="val1" table:style-name="ce20">
            <text:p>£2,842,703.23</text:p>
          </table:table-cell>
          <table:table-cell office:value-type="currency" office:value="690159.08000000007" table:content-validation-name="val1" table:style-name="ce20">
            <text:p>£690,159.08</text:p>
          </table:table-cell>
          <table:table-cell office:value-type="currency" office:value="3532862.3099999996" table:style-name="ce9">
            <text:p>£3,532,862.31</text:p>
          </table:table-cell>
          <table:table-cell office:value-type="currency" office:value="97029153.75999999" table:style-name="ce10">
            <text:p>£97,029,153.76</text:p>
          </table:table-cell>
          <table:table-cell table:content-validation-name="val2" table:style-name="ce11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303" table:style-name="ce34">
            <text:p>303</text:p>
          </table:table-cell>
          <table:table-cell office:value-type="float" office:value="270.81" table:style-name="ce36">
            <text:p>271</text:p>
          </table:table-cell>
          <table:table-cell office:value-type="float" office:value="209" table:style-name="ce51">
            <text:p>209</text:p>
          </table:table-cell>
          <table:table-cell office:value-type="float" office:value="196.96" table:style-name="ce54">
            <text:p>197</text:p>
          </table:table-cell>
          <table:table-cell office:value-type="float" office:value="266" table:style-name="ce111">
            <text:p>266</text:p>
          </table:table-cell>
          <table:table-cell office:value-type="float" office:value="255.52" table:style-name="ce113">
            <text:p>256</text:p>
          </table:table-cell>
          <table:table-cell office:value-type="float" office:value="32" table:style-name="ce116">
            <text:p>32</text:p>
          </table:table-cell>
          <table:table-cell office:value-type="float" office:value="30.87" table:style-name="ce119">
            <text:p>31</text:p>
          </table:table-cell>
          <table:table-cell office:value-type="float" office:value="5" table:style-name="ce129">
            <text:p>5</text:p>
          </table:table-cell>
          <table:table-cell office:value-type="float" office:value="5" table:style-name="ce131">
            <text:p>5</text:p>
          </table:table-cell>
          <table:table-cell office:value-type="float" office:value="5" table:style-name="ce66">
            <text:p>5</text:p>
          </table:table-cell>
          <table:table-cell office:value-type="float" office:value="0.64" table:style-name="ce69">
            <text:p>1</text:p>
          </table:table-cell>
          <table:table-cell office:value-type="float" office:value="820" table:content-validation-name="val2" table:style-name="ce73">
            <text:p>820</text:p>
          </table:table-cell>
          <table:table-cell office:value-type="float" office:value="760" table:content-validation-name="val2" table:style-name="ce75">
            <text:p>760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96">
            <text:p>2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11" table:style-name="ce143">
            <text:p>11</text:p>
          </table:table-cell>
          <table:table-cell office:value-type="float" office:value="11" table:style-name="ce145">
            <text:p>11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13" table:style-name="ce166">
            <text:p>13</text:p>
          </table:table-cell>
          <table:table-cell office:value-type="float" office:value="13" table:style-name="ce169">
            <text:p>13</text:p>
          </table:table-cell>
          <table:table-cell office:value-type="float" office:value="833" table:content-validation-name="val2" table:style-name="ce172">
            <text:p>833</text:p>
          </table:table-cell>
          <table:table-cell office:value-type="float" office:value="773" table:content-validation-name="val2" table:style-name="ce171">
            <text:p>773</text:p>
          </table:table-cell>
          <table:table-cell office:value-type="currency" office:value="1699268.9200000018" table:content-validation-name="val1" table:style-name="ce18">
            <text:p>£1,699,268.92</text:p>
          </table:table-cell>
          <table:table-cell office:value-type="currency" office:value="3676.5099999999993" table:content-validation-name="val1" table:style-name="ce18">
            <text:p>£3,676.51</text:p>
          </table:table-cell>
          <table:table-cell office:value-type="currency" office:value="0" table:content-validation-name="val1" table:style-name="ce18">
            <text:p>£0.00</text:p>
          </table:table-cell>
          <table:table-cell office:value-type="currency" office:value="92260.480000000083" table:content-validation-name="val1" table:style-name="ce18">
            <text:p>£92,260.48</text:p>
          </table:table-cell>
          <table:table-cell office:value-type="currency" office:value="343998.34000000294" table:content-validation-name="val1" table:style-name="ce18">
            <text:p>£343,998.34</text:p>
          </table:table-cell>
          <table:table-cell office:value-type="currency" office:value="128803.37000000016" table:content-validation-name="val1" table:style-name="ce18">
            <text:p>£128,803.37</text:p>
          </table:table-cell>
          <table:table-cell office:value-type="currency" office:value="2268007.6200000048" table:style-name="ce9">
            <text:p>£2,268,007.62</text:p>
          </table:table-cell>
          <table:table-cell office:value-type="currency" office:value="151888" table:content-validation-name="val1" table:style-name="ce18">
            <text:p>£151,888.00</text:p>
          </table:table-cell>
          <table:table-cell office:value-type="currency" office:value="32835" table:content-validation-name="val1" table:style-name="ce18">
            <text:p>£32,835.00</text:p>
          </table:table-cell>
          <table:table-cell office:value-type="currency" office:value="184723" table:style-name="ce9">
            <text:p>£184,723.00</text:p>
          </table:table-cell>
          <table:table-cell office:value-type="currency" office:value="2452730.6200000048" table:style-name="ce10">
            <text:p>£2,452,730.62</text:p>
          </table:table-cell>
          <table:table-cell table:content-validation-name="val2" table:style-name="ce11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56" table:style-name="ce33">
            <text:p>56</text:p>
          </table:table-cell>
          <table:table-cell office:value-type="float" office:value="55.135100000000001" table:style-name="ce37">
            <text:p>55</text:p>
          </table:table-cell>
          <table:table-cell office:value-type="float" office:value="73" table:style-name="ce53">
            <text:p>73</text:p>
          </table:table-cell>
          <table:table-cell office:value-type="float" office:value="72.351300000000009" table:style-name="ce56">
            <text:p>72</text:p>
          </table:table-cell>
          <table:table-cell office:value-type="float" office:value="682" table:style-name="ce110">
            <text:p>682</text:p>
          </table:table-cell>
          <table:table-cell office:value-type="float" office:value="669.52269999999999" table:style-name="ce114">
            <text:p>670</text:p>
          </table:table-cell>
          <table:table-cell office:value-type="float" office:value="57" table:style-name="ce118">
            <text:p>57</text:p>
          </table:table-cell>
          <table:table-cell office:value-type="float" office:value="56.272999999999996" table:style-name="ce121">
            <text:p>56</text:p>
          </table:table-cell>
          <table:table-cell office:value-type="float" office:value="6" table:style-name="ce128">
            <text:p>6</text:p>
          </table:table-cell>
          <table:table-cell office:value-type="float" office:value="6" table:style-name="ce132">
            <text:p>6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874" table:content-validation-name="val2" table:style-name="ce73">
            <text:p>874</text:p>
          </table:table-cell>
          <table:table-cell office:value-type="float" office:value="859" table:content-validation-name="val2" table:style-name="ce74">
            <text:p>859</text:p>
          </table:table-cell>
          <table:table-cell office:value-type="float" office:value="77" table:style-name="ce79">
            <text:p>77</text:p>
          </table:table-cell>
          <table:table-cell office:value-type="float" office:value="77" table:style-name="ce98">
            <text:p>77</text:p>
          </table:table-cell>
          <table:table-cell office:value-type="float" office:value="0" table:style-name="ce101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5" table:style-name="ce152">
            <text:p>5</text:p>
          </table:table-cell>
          <table:table-cell office:value-type="float" office:value="5" table:style-name="ce148">
            <text:p>5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82" table:style-name="ce166">
            <text:p>82</text:p>
          </table:table-cell>
          <table:table-cell office:value-type="float" office:value="82" table:style-name="ce168">
            <text:p>82</text:p>
          </table:table-cell>
          <table:table-cell office:value-type="float" office:value="956" table:content-validation-name="val2" table:style-name="ce172">
            <text:p>956</text:p>
          </table:table-cell>
          <table:table-cell office:value-type="float" office:value="941" table:content-validation-name="val2" table:style-name="ce173">
            <text:p>941</text:p>
          </table:table-cell>
          <table:table-cell office:value-type="currency" office:value="2392014.54" table:content-validation-name="val1" table:style-name="ce19">
            <text:p>£2,392,014.54</text:p>
          </table:table-cell>
          <table:table-cell office:value-type="currency" office:value="113987.81999999999" table:content-validation-name="val1" table:style-name="ce18">
            <text:p>£113,987.82</text:p>
          </table:table-cell>
          <table:table-cell office:value-type="currency" office:value="0" table:content-validation-name="val1" table:style-name="ce18">
            <text:p>£0.00</text:p>
          </table:table-cell>
          <table:table-cell office:value-type="currency" office:value="46672" table:content-validation-name="val1" table:style-name="ce18">
            <text:p>£46,672.00</text:p>
          </table:table-cell>
          <table:table-cell office:value-type="currency" office:value="464997.17" table:content-validation-name="val1" table:style-name="ce18">
            <text:p>£464,997.17</text:p>
          </table:table-cell>
          <table:table-cell office:value-type="currency" office:value="204264.2" table:content-validation-name="val1" table:style-name="ce18">
            <text:p>£204,264.20</text:p>
          </table:table-cell>
          <table:table-cell office:value-type="currency" office:value="3221935.73" table:style-name="ce9">
            <text:p>£3,221,935.73</text:p>
          </table:table-cell>
          <table:table-cell office:value-type="currency" office:value="382314" table:content-validation-name="val1" table:style-name="ce20">
            <text:p>£382,314.00</text:p>
          </table:table-cell>
          <table:table-cell office:value-type="currency" office:value="0" table:content-validation-name="val1" table:style-name="ce20">
            <text:p>£0.00</text:p>
          </table:table-cell>
          <table:table-cell office:value-type="currency" office:value="382314" table:style-name="ce9">
            <text:p>£382,314.00</text:p>
          </table:table-cell>
          <table:table-cell office:value-type="currency" office:value="3604249.73" table:style-name="ce10">
            <text:p>£3,604,249.73</text:p>
          </table:table-cell>
          <table:table-cell table:content-validation-name="val2" table:style-name="ce11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10" table:style-name="ce40">
            <text:p>10</text:p>
          </table:table-cell>
          <table:table-cell office:value-type="float" office:value="8.6" table:style-name="ce43">
            <text:p>9</text:p>
          </table:table-cell>
          <table:table-cell office:value-type="float" office:value="7" table:style-name="ce47">
            <text:p>7</text:p>
          </table:table-cell>
          <table:table-cell office:value-type="float" office:value="6" table:style-name="ce50">
            <text:p>6</text:p>
          </table:table-cell>
          <table:table-cell office:value-type="float" office:value="42" table:style-name="ce105">
            <text:p>42</text:p>
          </table:table-cell>
          <table:table-cell office:value-type="float" office:value="41" table:style-name="ce108">
            <text:p>41</text:p>
          </table:table-cell>
          <table:table-cell office:value-type="float" office:value="1" table:style-name="ce124">
            <text:p>1</text:p>
          </table:table-cell>
          <table:table-cell office:value-type="float" office:value="1" table:style-name="ce127">
            <text:p>1</text:p>
          </table:table-cell>
          <table:table-cell office:value-type="float" office:value="1" table:style-name="ce135">
            <text:p>1</text:p>
          </table:table-cell>
          <table:table-cell office:value-type="float" office:value="0.8" table:style-name="ce138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61" table:content-validation-name="val2" table:style-name="ce73">
            <text:p>61</text:p>
          </table:table-cell>
          <table:table-cell office:value-type="float" office:value="57.4" table:content-validation-name="val2" table:style-name="ce63">
            <text:p>57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61" table:content-validation-name="val2" table:style-name="ce172">
            <text:p>61</text:p>
          </table:table-cell>
          <table:table-cell office:value-type="float" office:value="57.4" table:content-validation-name="val2" table:style-name="ce174">
            <text:p>57</text:p>
          </table:table-cell>
          <table:table-cell office:value-type="currency" office:value="173595" table:content-validation-name="val1" table:style-name="ce19">
            <text:p>£173,595.00</text:p>
          </table:table-cell>
          <table:table-cell office:value-type="currency" office:value="125" table:content-validation-name="val1" table:style-name="ce18">
            <text:p>£125.00</text:p>
          </table:table-cell>
          <table:table-cell office:value-type="currency" office:value="0" table:content-validation-name="val1" table:style-name="ce18">
            <text:p>£0.00</text:p>
          </table:table-cell>
          <table:table-cell office:value-type="currency" office:value="0" table:content-validation-name="val1" table:style-name="ce18">
            <text:p>£0.00</text:p>
          </table:table-cell>
          <table:table-cell office:value-type="currency" office:value="35887" table:content-validation-name="val1" table:style-name="ce18">
            <text:p>£35,887.00</text:p>
          </table:table-cell>
          <table:table-cell office:value-type="currency" office:value="15992" table:content-validation-name="val1" table:style-name="ce18">
            <text:p>£15,992.00</text:p>
          </table:table-cell>
          <table:table-cell office:value-type="currency" office:value="225599" table:style-name="ce9">
            <text:p>£225,599.00</text:p>
          </table:table-cell>
          <table:table-cell office:value-type="currency" office:value="0" table:content-validation-name="val1" table:style-name="ce20">
            <text:p>£0.00</text:p>
          </table:table-cell>
          <table:table-cell office:value-type="currency" office:value="0" table:content-validation-name="val1" table:style-name="ce20">
            <text:p>£0.00</text:p>
          </table:table-cell>
          <table:table-cell office:value-type="currency" office:value="0" table:style-name="ce9">
            <text:p>£0.00</text:p>
          </table:table-cell>
          <table:table-cell office:value-type="currency" office:value="225599" table:style-name="ce10">
            <text:p>£225,599.00</text:p>
          </table:table-cell>
          <table:table-cell table:content-validation-name="val2" table:style-name="ce11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8">
            <text:p>Executive Non-Departmental Public Body</text:p>
          </table:table-cell>
          <table:table-cell office:value-type="string" table:style-name="ce31">
            <text:p>Home Office</text:p>
          </table:table-cell>
          <table:table-cell office:value-type="float" office:value="46" table:style-name="ce39">
            <text:p>46</text:p>
          </table:table-cell>
          <table:table-cell office:value-type="float" office:value="43.38" table:style-name="ce42">
            <text:p>43</text:p>
          </table:table-cell>
          <table:table-cell office:value-type="float" office:value="67" table:style-name="ce46">
            <text:p>67</text:p>
          </table:table-cell>
          <table:table-cell office:value-type="float" office:value="67" table:style-name="ce48">
            <text:p>67</text:p>
          </table:table-cell>
          <table:table-cell office:value-type="float" office:value="49" table:style-name="ce104">
            <text:p>49</text:p>
          </table:table-cell>
          <table:table-cell office:value-type="float" office:value="47.8" table:style-name="ce107">
            <text:p>48</text:p>
          </table:table-cell>
          <table:table-cell office:value-type="float" office:value="25" table:style-name="ce123">
            <text:p>25</text:p>
          </table:table-cell>
          <table:table-cell office:value-type="float" office:value="25" table:style-name="ce125">
            <text:p>25</text:p>
          </table:table-cell>
          <table:table-cell office:value-type="float" office:value="4" table:style-name="ce134">
            <text:p>4</text:p>
          </table:table-cell>
          <table:table-cell office:value-type="float" office:value="4" table:style-name="ce137">
            <text:p>4</text:p>
          </table:table-cell>
          <table:table-cell office:value-type="float" office:value="6" table:style-name="ce58">
            <text:p>6</text:p>
          </table:table-cell>
          <table:table-cell office:value-type="float" office:value="1.28" table:style-name="ce60">
            <text:p>1</text:p>
          </table:table-cell>
          <table:table-cell office:value-type="float" office:value="197" table:content-validation-name="val2" table:style-name="ce73">
            <text:p>197</text:p>
          </table:table-cell>
          <table:table-cell office:value-type="float" office:value="188" table:content-validation-name="val2" table:style-name="ce64">
            <text:p>188</text:p>
          </table:table-cell>
          <table:table-cell office:value-type="float" office:value="12" table:style-name="ce81">
            <text:p>12</text:p>
          </table:table-cell>
          <table:table-cell office:value-type="float" office:value="11.5" table:style-name="ce83">
            <text:p>12</text:p>
          </table:table-cell>
          <table:table-cell office:value-type="float" office:value="7" table:style-name="ce86">
            <text:p>7</text:p>
          </table:table-cell>
          <table:table-cell office:value-type="float" office:value="7" table:style-name="ce154">
            <text:p>7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10" table:style-name="ce158">
            <text:p>10</text:p>
          </table:table-cell>
          <table:table-cell office:value-type="float" office:value="8.1" table:style-name="ce159">
            <text:p>8</text:p>
          </table:table-cell>
          <table:table-cell office:value-type="float" office:value="29" table:style-name="ce166">
            <text:p>29</text:p>
          </table:table-cell>
          <table:table-cell office:value-type="float" office:value="27" table:style-name="ce167">
            <text:p>27</text:p>
          </table:table-cell>
          <table:table-cell office:value-type="float" office:value="226" table:content-validation-name="val2" table:style-name="ce172">
            <text:p>226</text:p>
          </table:table-cell>
          <table:table-cell office:value-type="float" office:value="215" table:content-validation-name="val2" table:style-name="ce175">
            <text:p>215</text:p>
          </table:table-cell>
          <table:table-cell office:value-type="currency" office:value="515820.36" table:content-validation-name="val1" table:style-name="ce19">
            <text:p>£515,820.36</text:p>
          </table:table-cell>
          <table:table-cell office:value-type="currency" office:value="64742.3" table:content-validation-name="val1" table:style-name="ce18">
            <text:p>£64,742.30</text:p>
          </table:table-cell>
          <table:table-cell office:value-type="currency" office:value="1000" table:content-validation-name="val1" table:style-name="ce18">
            <text:p>£1,000.00</text:p>
          </table:table-cell>
          <table:table-cell office:value-type="currency" office:value="3345.04" table:content-validation-name="val1" table:style-name="ce18">
            <text:p>£3,345.04</text:p>
          </table:table-cell>
          <table:table-cell office:value-type="currency" office:value="19054.16" table:content-validation-name="val1" table:style-name="ce18">
            <text:p>£19,054.16</text:p>
          </table:table-cell>
          <table:table-cell office:value-type="currency" office:value="50505.279999999999" table:content-validation-name="val1" table:style-name="ce18">
            <text:p>£50,505.28</text:p>
          </table:table-cell>
          <table:table-cell office:value-type="currency" office:value="654467.14000000013" table:style-name="ce9">
            <text:p>£654,467.14</text:p>
          </table:table-cell>
          <table:table-cell office:value-type="currency" office:value="243863.23" table:content-validation-name="val1" table:style-name="ce20">
            <text:p>£243,863.23</text:p>
          </table:table-cell>
          <table:table-cell office:value-type="currency" office:value="234408" table:content-validation-name="val1" table:style-name="ce20">
            <text:p>£234,408.00</text:p>
          </table:table-cell>
          <table:table-cell office:value-type="currency" office:value="478271.23" table:style-name="ce9">
            <text:p>£478,271.23</text:p>
          </table:table-cell>
          <table:table-cell office:value-type="currency" office:value="1132738.3700000001" table:style-name="ce10">
            <text:p>£1,132,738.37</text:p>
          </table:table-cell>
          <table:table-cell table:content-validation-name="val2" table:style-name="ce11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6" table:style-name="ce41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8" table:style-name="ce45">
            <text:p>8</text:p>
          </table:table-cell>
          <table:table-cell office:value-type="float" office:value="7.06" table:style-name="ce49">
            <text:p>7</text:p>
          </table:table-cell>
          <table:table-cell office:value-type="float" office:value="51" table:style-name="ce106">
            <text:p>51</text:p>
          </table:table-cell>
          <table:table-cell office:value-type="float" office:value="49.82" table:style-name="ce109">
            <text:p>50</text:p>
          </table:table-cell>
          <table:table-cell office:value-type="float" office:value="2" table:style-name="ce122">
            <text:p>2</text:p>
          </table:table-cell>
          <table:table-cell office:value-type="float" office:value="1.59" table:style-name="ce126">
            <text:p>2</text:p>
          </table:table-cell>
          <table:table-cell office:value-type="float" office:value="1" table:style-name="ce136">
            <text:p>1</text:p>
          </table:table-cell>
          <table:table-cell office:value-type="float" office:value="1" table:style-name="ce139">
            <text:p>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68" table:content-validation-name="val2" table:style-name="ce65">
            <text:p>68</text:p>
          </table:table-cell>
          <table:table-cell office:value-type="float" office:value="65" table:content-validation-name="val2" table:style-name="ce65">
            <text:p>65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8" table:content-validation-name="val2" table:style-name="ce176">
            <text:p>68</text:p>
          </table:table-cell>
          <table:table-cell office:value-type="float" office:value="65" table:content-validation-name="val2" table:style-name="ce176">
            <text:p>65</text:p>
          </table:table-cell>
          <table:table-cell office:value-type="currency" office:value="171726.48" table:content-validation-name="val1" table:style-name="ce19">
            <text:p>£171,726.48</text:p>
          </table:table-cell>
          <table:table-cell office:value-type="currency" office:value="7352.9" table:content-validation-name="val1" table:style-name="ce18">
            <text:p>£7,352.90</text:p>
          </table:table-cell>
          <table:table-cell office:value-type="currency" office:value="0" table:content-validation-name="val1" table:style-name="ce18">
            <text:p>£0.00</text:p>
          </table:table-cell>
          <table:table-cell office:value-type="currency" office:value="0" table:content-validation-name="val1" table:style-name="ce18">
            <text:p>£0.00</text:p>
          </table:table-cell>
          <table:table-cell office:value-type="currency" office:value="34365.26" table:content-validation-name="val1" table:style-name="ce18">
            <text:p>£34,365.26</text:p>
          </table:table-cell>
          <table:table-cell office:value-type="currency" office:value="14247.54" table:content-validation-name="val1" table:style-name="ce18">
            <text:p>£14,247.54</text:p>
          </table:table-cell>
          <table:table-cell office:value-type="currency" office:value="227692.18000000002" table:style-name="ce9">
            <text:p>£227,692.18</text:p>
          </table:table-cell>
          <table:table-cell office:value-type="currency" office:value="0" table:content-validation-name="val1" table:style-name="ce20">
            <text:p>£0.00</text:p>
          </table:table-cell>
          <table:table-cell office:value-type="currency" office:value="0" table:content-validation-name="val1" table:style-name="ce20">
            <text:p>£0.00</text:p>
          </table:table-cell>
          <table:table-cell office:value-type="currency" office:value="0" table:style-name="ce9">
            <text:p>£0.00</text:p>
          </table:table-cell>
          <table:table-cell office:value-type="currency" office:value="227692.18000000002" table:style-name="ce10">
            <text:p>£227,692.18</text:p>
          </table:table-cell>
          <table:table-cell table:content-validation-name="val2" table:style-name="ce11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number:currency-style style:name="N62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style style:name="cf2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Ian Berry</dc:creator>
    <meta:creation-date>2012-07-18T14:50:11Z</meta:creation-date>
    <dc:date>2016-03-22T10:30:10Z</dc:date>
  </office:meta>
</office:document-meta>
</file>